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331c" officeooo:paragraph-rsid="001a331c"/>
    </style:style>
    <style:style style:name="P2" style:family="paragraph" style:parent-style-name="Standard">
      <style:paragraph-properties fo:text-align="center" style:justify-single-word="false"/>
      <style:text-properties officeooo:rsid="001a331c" officeooo:paragraph-rsid="001a331c"/>
    </style:style>
    <style:style style:name="P3" style:family="paragraph" style:parent-style-name="Standard">
      <style:text-properties fo:font-style="italic" officeooo:rsid="001a331c" officeooo:paragraph-rsid="001a331c" style:font-style-asian="italic" style:font-style-complex="italic"/>
    </style:style>
    <style:style style:name="P4" style:family="paragraph" style:parent-style-name="Standard">
      <style:text-properties officeooo:rsid="001b5a84" officeooo:paragraph-rsid="001b5a84"/>
    </style:style>
    <style:style style:name="P5" style:family="paragraph" style:parent-style-name="Standard">
      <style:text-properties officeooo:rsid="001cb12b" officeooo:paragraph-rsid="001cb12b"/>
    </style:style>
    <style:style style:name="P6" style:family="paragraph" style:parent-style-name="Standard">
      <style:text-properties officeooo:rsid="001f884b" officeooo:paragraph-rsid="001f884b"/>
    </style:style>
    <style:style style:name="P7" style:family="paragraph" style:parent-style-name="Standard">
      <style:text-properties officeooo:rsid="001f884b" officeooo:paragraph-rsid="0022e37a"/>
    </style:style>
    <style:style style:name="P8" style:family="paragraph" style:parent-style-name="Standard">
      <style:text-properties officeooo:rsid="0020fcc2" officeooo:paragraph-rsid="0020fcc2"/>
    </style:style>
    <style:style style:name="P9" style:family="paragraph" style:parent-style-name="Standard">
      <style:text-properties officeooo:rsid="00228167" officeooo:paragraph-rsid="00228167"/>
    </style:style>
    <style:style style:name="P10" style:family="paragraph" style:parent-style-name="Standard">
      <style:text-properties officeooo:rsid="0022e37a" officeooo:paragraph-rsid="0022e37a"/>
    </style:style>
    <style:style style:name="P11" style:family="paragraph" style:parent-style-name="Standard">
      <style:text-properties officeooo:rsid="00233c3d" officeooo:paragraph-rsid="00233c3d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a331c"/>
    </style:style>
    <style:style style:name="T2" style:family="text">
      <style:text-properties officeooo:rsid="001cb12b"/>
    </style:style>
    <style:style style:name="T3" style:family="text">
      <style:text-properties officeooo:rsid="001e7091"/>
    </style:style>
    <style:style style:name="T4" style:family="text">
      <style:text-properties officeooo:rsid="001eec4d"/>
    </style:style>
    <style:style style:name="T5" style:family="text">
      <style:text-properties officeooo:rsid="001f88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84b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eec4d"/>
    </style:style>
    <style:style style:name="T10" style:family="text">
      <style:text-properties style:text-position="super 58%" officeooo:rsid="0020fcc2"/>
    </style:style>
    <style:style style:name="T11" style:family="text">
      <style:text-properties style:text-position="super 58%" officeooo:rsid="001f884b"/>
    </style:style>
    <style:style style:name="T12" style:family="text">
      <style:text-properties style:text-position="super 58%" officeooo:rsid="00233c3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f884b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0fcc2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233c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tural One-Avatar</text:p>
      <text:p text:style-name="P2">by Sven Nilsen, 2020</text:p>
      <text:p text:style-name="P1"/>
      <text:p text:style-name="P3">In this paper I show that the natural choice of a 1-avatar is the identity element of a product.</text:p>
      <text:p text:style-name="P1"/>
      <text:p text:style-name="P4">Avatar Extensions<text:span text:style-name="T8"><text:reference-ref text:reference-format="text" text:ref-name="avatar extensions">[1]</text:reference-ref></text:span> is a technique of abstract generalization by exploiting symmetries inside “smaller” theories. One problem when working with avatar extensions is to choose the smallest possible theory that generalizes naturally. Since Avatar Graphs<text:span text:style-name="T8"><text:reference-ref text:reference-format="text" text:ref-name="avatar graphs">[2]</text:reference-ref></text:span> can be thought of as a category<text:span text:style-name="T8"><text:reference-ref text:reference-format="text" text:ref-name="category theory">[3]</text:reference-ref></text:span> with initial objects and products, <text:span text:style-name="T2">it is a good idea to take a closer look at how products define natural initial objects.</text:span></text:p>
      <text:p text:style-name="P1"/>
      <text:p text:style-name="P1">The identity element `1` of a product has the property:</text:p>
      <text:p text:style-name="P1"/>
      <text:p text:style-name="P1"><text:tab/>∀ x { mul(1, x) = mul(x, 1) = x }</text:p>
      <text:p text:style-name="P1"/>
      <text:p text:style-name="P1">When creating a 1→1 avatar map `p`, one would like a natural 1-avatar `e` such that:</text:p>
      <text:p text:style-name="P1"/>
      <text:p text:style-name="P1"><text:tab/>p’(e) ~= e<text:tab/><text:tab/>`p’(e)` is isomorphic to `e` (for all `p`)</text:p>
      <text:p text:style-name="P1"/>
      <text:p text:style-name="P1">More, one would like a shorthand syntax such that `p` refers to a `p’(e)`.</text:p>
      <text:p text:style-name="P1"/>
      <text:p text:style-name="P4">When using the identity element `1` as `e`, the product itself might be thought of as a way to create 1→1 avatar maps. First, one introduces a new symbol `p`, which is not in the domain<text:span text:style-name="T8"><text:reference-ref text:reference-format="text" text:ref-name="constrained functions">[6]</text:reference-ref></text:span> of `mul`:</text:p>
      <text:p text:style-name="P4"/>
      <text:p text:style-name="P4"><text:tab/>(∀mul)(p) = false</text:p>
      <text:p text:style-name="P4"/>
      <text:p text:style-name="P4">Second, one states that for all avatar extensions of `mul`, the law of identity element `1` holds:</text:p>
      <text:p text:style-name="P4"/>
      <text:p text:style-name="P4"><text:tab/><text:span text:style-name="T1">∀ x : </text:span>[∀.<text:span text:style-name="T4">{</text:span>mul<text:span text:style-name="T4">}</text:span>] true<text:span text:style-name="T1"> { .{mul}(1, x) = .{mul}(x, 1) = x }</text:span></text:p>
      <text:p text:style-name="P4"/>
      <text:p text:style-name="P4">Here, I use `.<text:span text:style-name="T4">{</text:span>mul<text:span text:style-name="T4">}</text:span>` <text:span text:style-name="T2">by borrowing </text:span>from the notation of Naive Zen Logic<text:span text:style-name="T8"><text:reference-ref text:reference-format="text" text:ref-name="naive zen logic">[4]</text:reference-ref></text:span>, where `.<text:span text:style-name="T4">{</text:span>mul<text:span text:style-name="T4">}</text:span>` describes a “smarter” `mul`, or, in other words, a<text:span text:style-name="T3">ny</text:span> `mul` that is extended using avatar extension<text:span text:style-name="T2">s</text:span>. <text:span text:style-name="T4">Curly braces are used to disambiguate from `.q’(b) = b` in Avatar Logic</text:span><text:span text:style-name="T9"><text:reference-ref text:reference-format="text" text:ref-name="avalog">[5]</text:reference-ref></text:span><text:span text:style-name="T4">, since `.f(x)` can evaluate to `.q’(b)`.</text:span></text:p>
      <text:p text:style-name="P4"/>
      <text:p text:style-name="P5">A shorter version version of the statement above:</text:p>
      <text:p text:style-name="P4"/>
      <text:p text:style-name="P4"><text:tab/>.<text:span text:style-name="T4">{mul}(1) &lt;=&gt; (.{mul} 1) &lt;=&gt; id</text:span></text:p>
      <text:p text:style-name="P4"/>
      <text:p text:style-name="P5">Since the “old” domain does not contain `p`, the “old” co-domain<text:span text:style-name="T8"><text:reference-ref text:reference-format="text" text:ref-name="constrained functions">[6]</text:reference-ref></text:span> does not contain `p` either:</text:p>
      <text:p text:style-name="P5"/>
      <text:p text:style-name="P5"><text:tab/><text:span text:style-name="T3">(∃mul)(p) = false</text:span></text:p>
      <text:p text:style-name="P5"/>
      <text:p text:style-name="P5"><text:span text:style-name="T3">P</text:span>roducts must be defined for the following extended `mul`:</text:p>
      <text:p text:style-name="P5"/>
      <text:p text:style-name="P5"><text:tab/>mul(x, p)<text:tab/><text:tab/>mul(p, x)<text:tab/><text:tab/>mul(p, p)</text:p>
      <text:p text:style-name="P5"/>
      <text:p text:style-name="P5">Where `x` is the “old” values <text:span text:style-name="T5">in the domain of `mul`.</text:span></text:p>
      <text:p text:style-name="P6"><text:soft-page-break/>The identity element `1` has the property that products only need to be defined for the case:</text:p>
      <text:p text:style-name="P6"/>
      <text:p text:style-name="P6"><text:tab/>mul(p, p)</text:p>
      <text:p text:style-name="P6"/>
      <text:p text:style-name="P10">The cases `mul(p, 1)` and `mul(1, p)` are already covered.</text:p>
      <text:p text:style-name="P6"/>
      <text:p text:style-name="P6">For example, for normal-, split- and dual complex numbers, <text:span text:style-name="T18">this is the standard definition</text:span>:</text:p>
      <text:p text:style-name="P6"/>
      <text:p text:style-name="P6"><text:tab/><text:span text:style-name="T6">i</text:span><text:span text:style-name="T8">2</text:span> = -1</text:p>
      <text:p text:style-name="P6"><text:tab/><text:span text:style-name="T6">j</text:span><text:span text:style-name="T8">2</text:span> = 1</text:p>
      <text:p text:style-name="P6"><text:tab/><text:span text:style-name="T6">ε</text:span><text:span text:style-name="T8">2</text:span> = 0</text:p>
      <text:p text:style-name="P6"/>
      <text:p text:style-name="P6">However, <text:span text:style-name="T18">since</text:span> negation is <text:span text:style-name="T18">added</text:span> before imaginary numbers <text:span text:style-name="T18">(-1), it is natural to use the avatar cover</text:span><text:span text:style-name="T10"><text:reference-ref text:reference-format="text" text:ref-name="avatar covers">[7]</text:reference-ref></text:span><text:span text:style-name="T18">:</text:span></text:p>
      <text:p text:style-name="P6"/>
      <text:p text:style-name="P6"><text:tab/>mul[neg]<text:span text:style-name="T13">a</text:span> &lt;=&gt; xor</text:p>
      <text:p text:style-name="P6"/>
      <text:p text:style-name="P8">Which can be generalized to any avatar extension:</text:p>
      <text:p text:style-name="P8"/>
      <text:p text:style-name="P8"><text:tab/>.{<text:span text:style-name="T5">mul</text:span>}<text:span text:style-name="T5">[neg]</text:span><text:span text:style-name="T14">a</text:span><text:span text:style-name="T5"> &lt;=&gt; xor</text:span></text:p>
      <text:p text:style-name="P6"/>
      <text:p text:style-name="P10">The avatar cover “covers” the cases:</text:p>
      <text:p text:style-name="P10"/>
      <text:p text:style-name="P10"><text:tab/>-<text:span text:style-name="T7">i</text:span><text:span text:style-name="T11">2</text:span><text:span text:style-name="T5"> = 1</text:span></text:p>
      <text:p text:style-name="P7"><text:tab/>-<text:span text:style-name="T6">j</text:span><text:span text:style-name="T8">2</text:span> = -1</text:p>
      <text:p text:style-name="P7"><text:tab/>-<text:span text:style-name="T6">ε</text:span><text:span text:style-name="T8">2</text:span> = 0</text:p>
      <text:p text:style-name="P6"/>
      <text:p text:style-name="P11">Due to negation being structure preserving, hence representing an isomorphism.</text:p>
      <text:p text:style-name="P6"/>
      <text:p text:style-name="P8">It is <text:span text:style-name="T20">therefore </text:span>natural to define imaginary number<text:span text:style-name="T20">s</text:span> using adjoint operators instead:</text:p>
      <text:p text:style-name="P6"/>
      <text:p text:style-name="P6"><text:tab/>(-<text:span text:style-name="T6">i</text:span><text:span text:style-name="T16">) · </text:span><text:span text:style-name="T15">i</text:span> = <text:span text:style-name="T6">i</text:span> · (-<text:span text:style-name="T6">i</text:span>) = 1<text:tab/><text:tab/><text:span text:style-name="T20">See the paper “Imaginary Adjoint Operators”</text:span><text:span text:style-name="T12"><text:reference-ref text:reference-format="text" text:ref-name="imaginary adjoint operators">[8]</text:reference-ref></text:span></text:p>
      <text:p text:style-name="P6"><text:tab/>(-<text:span text:style-name="T6">j</text:span><text:span text:style-name="T17">) · </text:span><text:span text:style-name="T6">j</text:span> = <text:span text:style-name="T6">j</text:span> · (-<text:span text:style-name="T6">j</text:span>) = -1<text:tab/><text:tab/><text:span text:style-name="T20">See the paper “Split Adjoint Operators”</text:span><text:span text:style-name="T12"><text:reference-ref text:reference-format="text" text:ref-name="split adjoint operators">[9]</text:reference-ref></text:span></text:p>
      <text:p text:style-name="P6"><text:tab/>(-<text:span text:style-name="T6">ε)</text:span><text:span text:style-name="T16"> · </text:span><text:span text:style-name="T15">ε</text:span> = <text:span text:style-name="T6">ε</text:span> · (-<text:span text:style-name="T6">ε</text:span>) = 0<text:tab/><text:tab/><text:span text:style-name="T20">See the paper “Dual Adjoint Operators”</text:span><text:span text:style-name="T12"><text:reference-ref text:reference-format="text" text:ref-name="dual adjoint operators">[10]</text:reference-ref></text:span></text:p>
      <text:p text:style-name="P6"/>
      <text:p text:style-name="P8">Notice that dual numbers also requires zero, which also can be defined for avatar extensions:</text:p>
      <text:p text:style-name="P8"/>
      <text:p text:style-name="P8"><text:tab/><text:span text:style-name="T1">∀ x { .</text:span>{<text:span text:style-name="T1">mul</text:span>}<text:span text:style-name="T1">(</text:span>0<text:span text:style-name="T1">, x) = .</text:span>{<text:span text:style-name="T1">mul</text:span>}<text:span text:style-name="T1">(x, </text:span>0<text:span text:style-name="T1">) = </text:span>0<text:span text:style-name="T1"> }</text:span></text:p>
      <text:p text:style-name="P8"/>
      <text:p text:style-name="P9">Zero might be thought of as being created by the product after `1` is already defined.</text:p>
      <text:p text:style-name="P11">This makes it unecessary to create a custom 1→1 avatar to introduce 1.</text:p>
      <text:p text:style-name="P8"/>
      <text:p text:style-name="P9">In summary, the natural choice of a 1-avatar is: 1.</text:p>
      <text:h text:style-name="P12" text:outline-level="3">References:</text:h>
      <text:p text:style-name="P9"/>
      <text:p text:style-name="P9"><text:reference-mark-start text:name="avatar extensions"/>[1]<text:reference-mark-end text:name="avatar extensions"/><text:tab/>“Avatar Extensions”</text:p>
      <text:p text:style-name="P9"><text:tab/>AdvancedResearch – reading sequence on Path Semantics</text:p>
      <text:p text:style-name="P9"><text:tab/><text:a xlink:type="simple" xlink:href="https://github.com/advancedresearch/path_semantics/blob/master/sequences.md#avatar-extensions" text:style-name="Internet_20_link" text:visited-style-name="Visited_20_Internet_20_Link"><text:span text:style-name="T19">https://github.com/advancedresearch/path_semantics/blob/master/sequences.md#avatar-extensions</text:span></text:a></text:p>
      <text:p text:style-name="P9"/>
      <text:p text:style-name="P9"><text:reference-mark-start text:name="avatar graphs"/>[2]<text:reference-mark-end text:name="avatar graphs"/><text:tab/>“Avatar Graphs”</text:p>
      <text:p text:style-name="P9"><text:tab/>Sven Nilsen, 2020</text:p>
      <text:p text:style-name="P9"><text:tab/><text:a xlink:type="simple" xlink:href="https://github.com/advancedresearch/path_semantics/blob/master/papers-wip/avatar-graphs.pdf" text:style-name="Internet_20_link" text:visited-style-name="Visited_20_Internet_20_Link"><text:span text:style-name="T19">https://github.com/advancedresearch/path_semantics/blob/master/papers-wip/avatar-graphs.pdf</text:span></text:a></text:p>
      <text:p text:style-name="P9"/>
      <text:p text:style-name="P9"><text:reference-mark-start text:name="category theory"/>[3]<text:reference-mark-end text:name="category theory"/><text:tab/>“Category theory”</text:p>
      <text:p text:style-name="P9"><text:tab/>Wikipedia</text:p>
      <text:p text:style-name="P9"><text:tab/><text:a xlink:type="simple" xlink:href="https://en.wikipedia.org/wiki/Category_theory" text:style-name="Internet_20_link" text:visited-style-name="Visited_20_Internet_20_Link"><text:span text:style-name="T19">https://en.wikipedia.org/wiki/Category_theory</text:span></text:a></text:p>
      <text:p text:style-name="P9"/>
      <text:p text:style-name="P10"><text:reference-mark-start text:name="naive zen logic"/>[4]<text:reference-mark-end text:name="naive zen logic"/><text:tab/>“Naive Zen Logic”</text:p>
      <text:p text:style-name="P10"><text:tab/>Sven Nilsen, 2018</text:p>
      <text:p text:style-name="P10"><text:tab/><text:a xlink:type="simple" xlink:href="https://github.com/advancedresearch/path_semantics/blob/master/papers-wip/naive-zen-logic.pdf" text:style-name="Internet_20_link" text:visited-style-name="Visited_20_Internet_20_Link"><text:span text:style-name="T19">https://github.com/advancedresearch/path_semantics/blob/master/papers-wip/naive-zen-logic.pdf</text:span></text:a></text:p>
      <text:p text:style-name="P10"/>
      <text:p text:style-name="P10"><text:reference-mark-start text:name="avalog"/>[5]<text:reference-mark-end text:name="avalog"/><text:tab/>“Avalog”</text:p>
      <text:p text:style-name="P10"><text:tab/>AdvancedResearch – an experimental implementation of Avatar Logic</text:p>
      <text:p text:style-name="P10"><text:tab/><text:a xlink:type="simple" xlink:href="https://github.com/advancedresearch/avalog" text:style-name="Internet_20_link" text:visited-style-name="Visited_20_Internet_20_Link"><text:span text:style-name="T19">https://github.com/advancedresearch/avalog</text:span></text:a></text:p>
      <text:p text:style-name="P10"/>
      <text:p text:style-name="P10"><text:reference-mark-start text:name="constrained functions"/>[6]<text:reference-mark-end text:name="constrained functions"/><text:tab/>“Constrained Functions”</text:p>
      <text:p text:style-name="P10"><text:tab/>Sven Nilsen, 2017</text:p>
      <text:p text:style-name="P10"><text:tab/><text:a xlink:type="simple" xlink:href="https://github.com/advancedresearch/path_semantics/blob/master/papers-wip/constrained-functions.pdf" text:style-name="Internet_20_link" text:visited-style-name="Visited_20_Internet_20_Link"><text:span text:style-name="T19">https://github.com/advancedresearch/path_semantics/blob/master/papers-wip/constrained-functions.pdf</text:span></text:a></text:p>
      <text:p text:style-name="P10"/>
      <text:p text:style-name="P10"><text:reference-mark-start text:name="avatar covers"/>[7]<text:reference-mark-end text:name="avatar covers"/><text:tab/>“Avatar Covers”</text:p>
      <text:p text:style-name="P10"><text:tab/>Sven Nilsen, 2020</text:p>
      <text:p text:style-name="P10"><text:tab/><text:a xlink:type="simple" xlink:href="https://github.com/advancedresearch/path_semantics/blob/master/papers-wip/avatar-covers.pdf" text:style-name="Internet_20_link" text:visited-style-name="Visited_20_Internet_20_Link"><text:span text:style-name="T19">https://github.com/advancedresearch/path_semantics/blob/master/papers-wip/avatar-covers.pdf</text:span></text:a></text:p>
      <text:p text:style-name="P10"/>
      <text:p text:style-name="P11"><text:reference-mark-start text:name="imaginary adjoint operators"/>[8]<text:reference-mark-end text:name="imaginary adjoint operators"/><text:tab/>“Imaginary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imaginary-adjoint-operators.pdf" text:style-name="Internet_20_link" text:visited-style-name="Visited_20_Internet_20_Link"><text:span text:style-name="T19">https://github.com/advancedresearch/path_semantics/blob/master/papers-wip/imaginary-adjoint-operators.pdf</text:span></text:a></text:p>
      <text:p text:style-name="P11"/>
      <text:p text:style-name="P11"><text:reference-mark-start text:name="split adjoint operators"/>[9]<text:reference-mark-end text:name="split adjoint operators"/><text:tab/>“Split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split-adjoint-operators.pdf" text:style-name="Internet_20_link" text:visited-style-name="Visited_20_Internet_20_Link"><text:span text:style-name="T19">https://github.com/advancedresearch/path_semantics/blob/master/papers-wip/split-adjoint-operators.pdf</text:span></text:a></text:p>
      <text:p text:style-name="P11"/>
      <text:p text:style-name="P11"><text:reference-mark-start text:name="dual adjoint operators"/>[10]<text:reference-mark-end text:name="dual adjoint operators"/><text:tab/>“Dual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dual-adjoint-operators.pdf" text:style-name="Internet_20_link" text:visited-style-name="Visited_20_Internet_20_Link"><text:span text:style-name="T19">https://github.com/advancedresearch/path_semantics/blob/master/papers-wip/dual-adjoint-operator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6:55:40.870874000</meta:creation-date>
    <dc:date>2020-10-16T18:38:26.474006000</dc:date>
    <meta:editing-duration>PT7M12S</meta:editing-duration>
    <meta:editing-cycles>1</meta:editing-cycles>
    <meta:document-statistic meta:table-count="0" meta:image-count="0" meta:object-count="0" meta:page-count="3" meta:paragraph-count="77" meta:word-count="646" meta:character-count="4515" meta:non-whitespace-character-count="3898"/>
    <meta:generator>LibreOffice/5.1.2.2$MacOSX_X86_64 LibreOffice_project/d3bf12ecb743fc0d20e0be0c58ca359301eb705f</meta:generator>
  </office:meta>
</office:document-meta>
</file>